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3.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3.83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15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3.05cm" fo:min-width="6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cm" svg:x="10cm" svg:y="2.9cm">
          <text:p text:style-name="P1">Skateparks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.1cm" svg:y="6.9cm">
          <text:p text:style-name="P1">Add a New 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0.1cm" svg:y="6.9cm">
          <text:p text:style-name="P1">Edit an Existing </text:p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7.7cm" svg:y="6.9cm">
          <text:p text:style-name="P1">Delete an Existing </text:p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2.1cm" svg:y="11.7cm">
          <text:p text:style-name="P1">Get Skatepark</text:p>
          <text:p text:style-name="P1"><text:s/>Inform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2cm" svg:x="12.1cm" svg:y="11.3cm">
          <text:p text:style-name="P1">Edit </text:p>
          <text:p text:style-name="P1">Skatepark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2.4cm" svg:x="21.7cm" svg:y="10.9cm">
          <text:p text:style-name="P1">Remove </text:p>
          <text:p text:style-name="P1">Skatepark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2cm" svg:x="16.9cm" svg:y="10.9cm">
          <text:p text:style-name="P1">Get Skatepark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2cm" svg:y1="9.7cm" svg:x2="4.2cm" svg:y2="11.7cm">
          <text:p/>
        </draw:line>
        <draw:line draw:style-name="gr6" draw:text-style-name="P1" draw:layer="layout" svg:x1="13.1cm" svg:y1="9.3cm" svg:x2="13.1cm" svg:y2="11.3cm">
          <text:p/>
        </draw:line>
        <draw:line draw:style-name="gr6" draw:text-style-name="P1" draw:layer="layout" svg:x1="19.3cm" svg:y1="10.9cm" svg:x2="20.9cm" svg:y2="8.9cm">
          <text:p/>
        </draw:line>
        <draw:line draw:style-name="gr6" draw:text-style-name="P1" draw:layer="layout" svg:x1="20.9cm" svg:y1="8.9cm" svg:x2="23.7cm" svg:y2="10.9cm">
          <text:p/>
        </draw:line>
        <draw:custom-shape draw:style-name="gr7" draw:text-style-name="P1" draw:layer="layout" svg:width="4.337cm" svg:height="2.1cm" svg:x="7.4cm" svg:y="11.3cm">
          <text:p text:style-name="P1">Get </text:p>
          <text:p text:style-name="P1">Skatepark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1cm" svg:y1="9.3cm" svg:x2="9.5cm" svg:y2="11.3cm">
          <text:p/>
        </draw:line>
        <draw:line draw:style-name="gr6" draw:text-style-name="P1" draw:layer="layout" svg:x1="4.2cm" svg:y1="6.9cm" svg:x2="13.1cm" svg:y2="4.9cm">
          <text:p/>
        </draw:line>
        <draw:line draw:style-name="gr6" draw:text-style-name="P1" draw:layer="layout" svg:x1="13cm" svg:y1="4.9cm" svg:x2="13cm" svg:y2="6.9cm">
          <text:p/>
        </draw:line>
        <draw:line draw:style-name="gr6" draw:text-style-name="P1" draw:layer="layout" svg:x1="13cm" svg:y1="4.9cm" svg:x2="20.8cm" svg:y2="6.9cm">
          <text:p/>
        </draw:line>
        <draw:g>
          <draw:line draw:style-name="gr8" draw:text-style-name="P1" draw:layer="layout" svg:x1="4.432cm" svg:y1="11.243cm" svg:x2="4.382cm" svg:y2="10.545cm">
            <text:p/>
          </draw:line>
          <draw:custom-shape draw:style-name="gr9" draw:text-style-name="P1" draw:layer="layout" svg:width="0.4cm" svg:height="0.4cm" draw:transform="rotate (0.0712094334813686) translate (4.232cm 11.2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1.103cm" svg:height="0.962cm" svg:x="4.097cm" svg:y="9.7cm">
          <draw:text-box>
            <text:p>SI</text:p>
          </draw:text-box>
        </draw:frame>
        <draw:line draw:style-name="gr6" draw:text-style-name="P1" draw:layer="layout" svg:x1="13.201cm" svg:y1="9.3cm" svg:x2="13.201cm" svg:y2="11.3cm">
          <text:p/>
        </draw:line>
        <draw:g>
          <draw:line draw:style-name="gr8" draw:text-style-name="P1" draw:layer="layout" svg:x1="13.479cm" svg:y1="10.56cm" svg:x2="13.432cm" svg:y2="11.258cm">
            <text:p/>
          </draw:line>
          <draw:custom-shape draw:style-name="gr9" draw:text-style-name="P1" draw:layer="layout" svg:width="0.4cm" svg:height="0.4cm" draw:transform="rotate (3.07509560908881) translate (13.679cm 10.5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1.103cm" svg:height="0.962cm" svg:x="13.098cm" svg:y="9.3cm">
          <draw:text-box>
            <text:p>SI</text:p>
          </draw:text-box>
        </draw:frame>
        <draw:g>
          <draw:line draw:style-name="gr8" draw:text-style-name="P1" draw:layer="layout" svg:x1="9.688cm" svg:y1="10.766cm" svg:x2="10.162cm" svg:y2="10.313cm">
            <text:p/>
          </draw:line>
          <draw:custom-shape draw:style-name="gr11" draw:text-style-name="P1" draw:layer="layout" svg:width="0.375cm" svg:height="0.375cm" draw:transform="rotate (-0.808960108299372) translate (9.559cm 10.6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1.103cm" svg:height="0.962cm" svg:x="10.2cm" svg:y="9.538cm">
          <draw:text-box>
            <text:p>SI</text:p>
          </draw:text-box>
        </draw:frame>
        <draw:frame draw:style-name="gr10" draw:layer="layout" svg:width="1.103cm" svg:height="0.962cm" svg:x="19.097cm" svg:y="9cm">
          <draw:text-box>
            <text:p>SI</text:p>
          </draw:text-box>
        </draw:frame>
        <draw:frame draw:style-name="gr10" draw:layer="layout" svg:width="1.103cm" svg:height="0.962cm" svg:x="23.1cm" svg:y="9.8cm">
          <draw:text-box>
            <text:p>SI</text:p>
          </draw:text-box>
        </draw:frame>
        <draw:g>
          <draw:line draw:style-name="gr8" draw:text-style-name="P1" draw:layer="layout" svg:x1="19.126cm" svg:y1="10.367cm" svg:x2="19.6cm" svg:y2="9.914cm">
            <text:p/>
          </draw:line>
          <draw:custom-shape draw:style-name="gr11" draw:text-style-name="P1" draw:layer="layout" svg:width="0.375cm" svg:height="0.375cm" draw:transform="rotate (-0.808960108299372) translate (18.997cm 10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" draw:layer="layout" svg:x1="22.375cm" svg:y1="9.521cm" svg:x2="22.878cm" svg:y2="10.008cm">
            <text:p/>
          </draw:line>
          <draw:custom-shape draw:style-name="gr9" draw:text-style-name="P1" draw:layer="layout" svg:width="0.4cm" svg:height="0.4cm" draw:transform="rotate (-2.3403119939992) translate (22.515cm 9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draw:layer="layout" svg:width="0.933cm" svg:height="0.8cm" svg:x="3.8cm" svg:y="8.9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933cm" svg:height="0.8cm" svg:x="12.7cm" svg:y="8.801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6.6cm" svg:height="3.3cm" svg:x="1.4cm" svg:y="1.3cm">
          <text:p text:style-name="P1">Key:</text:p>
          <text:p text:style-name="P1"/>
          <text:p text:style-name="P1">2. If SI is val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5:25:11.938000000</meta:creation-date>
    <meta:generator>LibreOffice/4.3.2.2$Windows_x86 LibreOffice_project/edfb5295ba211bd31ad47d0bad0118690f76407d</meta:generator>
    <dc:date>2015-01-15T17:36:35.109000000</dc:date>
    <meta:editing-duration>PT45M39S</meta:editing-duration>
    <meta:editing-cycles>3</meta:editing-cycles>
    <meta:document-statistic meta:object-count="41"/>
  </office:meta>
</office:document-meta>
</file>